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PerformancePanel.createLeg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nitorPerformancePanel.MonitorPerformanc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PerformancePanel.MonitorPerformancePanel( MonitorAccumModel model , MonitorGraph grap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nitorPerformancePanel.createRightGrid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nitorPerformance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nitorPerformancePanel.valueChanged( TreeSele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nitorPerformancePan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nitorPerformancePanel.createLeftGrid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nitorPerformancePanel.addSample( MonitorModel 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